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3d6c" officeooo:paragraph-rsid="00143d6c"/>
    </style:style>
    <style:style style:name="P2" style:family="paragraph" style:parent-style-name="Standard">
      <style:text-properties officeooo:paragraph-rsid="00143d6c"/>
    </style:style>
    <style:style style:name="P3" style:family="paragraph" style:parent-style-name="Standard">
      <style:text-properties officeooo:rsid="0015a68c" officeooo:paragraph-rsid="0015a68c"/>
    </style:style>
    <style:style style:name="P4" style:family="paragraph" style:parent-style-name="Standard">
      <style:text-properties officeooo:rsid="0015d825" officeooo:paragraph-rsid="0015d825"/>
    </style:style>
    <style:style style:name="P5" style:family="paragraph" style:parent-style-name="Standard">
      <style:paragraph-properties fo:text-align="center" style:justify-single-word="false"/>
      <style:text-properties fo:font-size="16pt" fo:font-weight="bold" officeooo:rsid="001661c7" officeooo:paragraph-rsid="001661c7" style:font-size-asian="16pt" style:font-weight-asian="bold" style:font-size-complex="16pt" style:font-weight-complex="bold"/>
    </style:style>
    <style:style style:name="T1" style:family="text">
      <style:text-properties officeooo:rsid="00143d6c"/>
    </style:style>
    <style:style style:name="T2" style:family="text">
      <style:text-properties officeooo:rsid="0015a68c"/>
    </style:style>
    <style:style style:name="T3" style:family="text">
      <style:text-properties officeooo:rsid="0015eb3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flexões para um futuro não tão distante</text:p>
      <text:p text:style-name="P1"/>
      <text:p text:style-name="P1"/>
      <text:p text:style-name="P1">Nos anos 80 surgia uma nova forma de literatura de ficção científica - <text:s/>o Cyberpunk. Esse tinha uma visão mais pessimista da sociedade, ao contrário da visão bastante otimista da <text:span text:style-name="T2">H</text:span>ard SciFi liderada por Asimov. </text:p>
      <text:p text:style-name="P1"/>
      <text:p text:style-name="P1">O mundo, segundo os escritores Cyberpunks, seria de maior tecnologia e com qualidade de vida pior, tal ideia poderia ser resumida em “High Tech Low Life”. <text:span text:style-name="T3">Um mundo distópico onde a</text:span> desigualdade de renda seria maior, grandes corporação privadas dominariam o mundo, a poluição devastaria o meio ambiente, a violência cresceria.</text:p>
      <text:p text:style-name="P1"/>
      <text:p text:style-name="P2"><text:span text:style-name="T1">Estes escritores - </text:span>William Gibson, Bruce Sterling, John Shirley – <text:span text:style-name="T1">não acertaram em tudo, pelo menos por enquanto. Mas a tendência pessimista de mundo futuro está mais próxima deles que de Isaac Asimov. O medo do desemprego tecnológico, do aquecimento global, fim de recursos energéticos como petróleo, levam ao debate: que mundo espera as próximas geração?</text:span></text:p>
      <text:p text:style-name="P2"/>
      <text:p text:style-name="P3">Resolver problemas é uma das tarefas dos profissionais da informática, mas ao que parece parte destes novos problemas são criadas por eles. Por muito tempo a onda ludita, que culpa as máquinas e tecnologias pelo desemprego, teve seu argumentos refutados pelas novas formas de emprego que surgiram para suplantar os perdidos. Parte desse medo se dá pela automação industrial, sendo mais preciso, pela automação de trabalhos mecânicos, com o tempo novos empregos foram surgindo, principalmente na área de serviços. Novamente surge um neoludismo, mas não são mais os empregados e sindicatos que alertam para os perigos da automação, são os trabalhadores de pesquisadores de tecnologias. Esses tentam prever qual será o destino do emprego. No que antes eram tarefas braçais que foram aos poucos substituídas por máquinas a tendência é que trabalhos mentais também sejam automatizados! A inteligência humana sendo substituída por máquinas capazes de aprender.</text:p>
      <text:p text:style-name="P3"/>
      <text:p text:style-name="P3">O trabalho de criação do DeInfo Bot não foi planejado como uma possível solução para o futuro, mas como um objeto, supondo o seu sucesso, facilitar buscas. Facilitar é o vetor que conduz à automatização de tarefas, <text:s/>outros também procuram facilitar a vida da população. Aqueles que buscam entregar facilidades cavam a própria cova, pois nem seus empregos estão a salvo, já que seus softwares podem servir de inspiração a destruição do emprego de desenvolvedor.</text:p>
      <text:p text:style-name="P3"/>
      <text:p text:style-name="P4">O ano de 2030 não é tão longe quanto se pensa, 11 anos passam rápidos, rápidos como caminha a tecnologia. Como foi dito, os profissionais de TI não contratados para resolver problemas, e a resolução desses passa por plantar a semente para problemas futuros. <text:span text:style-name="T3">É possível que aqueles que escreveram nos 80 estejam certos e o daqui a 11 ou 20 anos todos estejam num mundo High Tech Low Life. A literatura Cyberpunk surgiu para entreter, mas também veio como um alerta, um alerta constante, que deve sempre ser revisitado para saber se estamos nos caminhando para aquela distopia.</text:span> A reflexão <text:span text:style-name="T3">a ser feita</text:span> sobre o que fazer para se preparar é já olhar para o futuro e <text:span text:style-name="T3">no presente</text:span> estudar o que será demandado para não ser um dos muitos que terão a infelicidade de serem obsoletos à socied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3:41:12.353237466</meta:creation-date>
    <meta:editing-duration>PT6M7S</meta:editing-duration>
    <meta:editing-cycles>3</meta:editing-cycles>
    <meta:generator>LibreOffice/6.0.7.3$Linux_X86_64 LibreOffice_project/00m0$Build-3</meta:generator>
    <dc:date>2019-09-24T13:47:16.566049144</dc:date>
    <meta:document-statistic meta:table-count="0" meta:image-count="0" meta:object-count="0" meta:page-count="1" meta:paragraph-count="7" meta:word-count="509" meta:character-count="3132" meta:non-whitespace-character-count="2626"/>
  </office:meta>
</office:document-meta>
</file>